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25-09-1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24-09-1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23-08-2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22-09-1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21-10-0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20-10-0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9-10-0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8-10-04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8-09-2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7-09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7-09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6-10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5-09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4-10-0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3-11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3-04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3-04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2-09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2-04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1-09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10-10-0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9-10-0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9-04-1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8-10-0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8-09-0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8-04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7-09-2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6-09-1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5-09-0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4-11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4-09-2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4-08-0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4-06-0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4-04-0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4-01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3-07-1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3-05-0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3-03-0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3-01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2-11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2-09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2-07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2-06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2-04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2-03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2-02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2-01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12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11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10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09-2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07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06-0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04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03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02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1-01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0-12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0-11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0-09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0-08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0-07-0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0-06-0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0-04-1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2000-03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11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10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08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08-0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07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06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05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04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03-1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0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9-01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8-10-1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8-08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8-06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8-05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8-04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8-02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7-10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7-09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7-07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7-06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7-05-18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7-04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7-02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6-11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6-09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6-07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6-05-2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6-02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6-01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5-10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5-08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5-05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5-02-1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4-12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4-09-0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4-05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4-05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4-03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4-02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3-11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2-09-1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2-04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2-02-0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1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7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915076340401</text:p>
          </table:table-cell>
          <table:table-cell office:value-type="string" calcext:value-type="string">
            <text:p>AA De <text:s text:c="2"/>1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8" meta:object-count="0"/>
    <meta:user-defined meta:name="AppVersion">3.0</meta:user-defined>
  </office:meta>
</office:document-meta>
</file>